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16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0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000000" draw:textarea-horizontal-align="justify" draw:auto-grow-height="true" draw:auto-grow-width="false" fo:min-height="1.111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4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9" style:family="graphic" style:parent-style-name="standard">
      <style:graphic-properties draw:stroke="none" svg:stroke-color="#00a933" draw:fill="none" draw:fill-color="#81d41a" draw:textarea-horizontal-align="left" draw:auto-grow-height="true" draw:auto-grow-width="false" fo:min-height="2.20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99cm" fo:min-width="7.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9cm" fo:min-width="8.968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.533cm"/>
      <style:paragraph-properties style:writing-mode="lr-tb"/>
    </style:style>
    <style:style style:name="pr3" style:family="presentation" style:parent-style-name="Обычный-subtitle">
      <style:graphic-properties draw:fill-color="#ffffff" fo:min-height="2.315cm"/>
      <style:paragraph-properties style:writing-mode="lr-tb"/>
    </style:style>
    <style:style style:name="pr4" style:family="presentation" style:parent-style-name="Обычный-subtitle">
      <style:graphic-properties draw:fill-color="#ffffff" fo:min-height="3.799cm"/>
      <style:paragraph-properties style:writing-mode="lr-tb"/>
    </style:style>
    <style:style style:name="pr5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Обычный-title">
      <style:graphic-properties draw:auto-grow-height="true" fo:min-height="1.423cm"/>
      <style:paragraph-properties style:writing-mode="lr-tb"/>
    </style:style>
    <style:style style:name="pr7" style:family="presentation" style:parent-style-name="Обычный-title">
      <style:graphic-properties fo:min-height="1.102cm"/>
      <style:paragraph-properties style:writing-mode="lr-tb"/>
    </style:style>
    <style:style style:name="pr8" style:family="presentation" style:parent-style-name="Обычный-outline1">
      <style:graphic-properties fo:min-height="8.884cm"/>
      <style:paragraph-properties style:writing-mode="lr-tb"/>
    </style:style>
    <style:style style:name="pr9" style:family="presentation" style:parent-style-name="Обычный-notes">
      <style:graphic-properties draw:fill-color="#ffffff" fo:min-height="13.364cm"/>
      <style:paragraph-properties style:writing-mode="lr-tb"/>
    </style:style>
    <style:style style:name="pr10" style:family="presentation" style:parent-style-name="Обычный-title">
      <style:graphic-properties fo:min-height="0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text-position="0% 100%" fo:font-size="32pt" style:text-underline-style="solid" style:text-underline-width="auto" style:text-underline-color="font-color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indent="0cm" style:text-autospace="ideograph-alpha"/>
    </style:style>
    <style:style style:name="P7" style:family="paragraph">
      <loext:graphic-properties draw:fill="none" draw:fill-color="#000000"/>
      <style:paragraph-properties style:text-autospace="ideograph-alpha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81d41a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T1" style:family="text">
      <style:text-properties style:text-position="0% 100%" fo:font-size="32pt"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36a72" loext:opacity="100%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fo:color="#ff8f40" loext:opacity="100%" style:text-outline="false" style:text-line-through-style="none" style:text-line-through-type="none" style:font-name="JetBrains Mono1" fo:font-size="11.5pt" fo:text-shadow="none" style:text-underline-style="none" fo:font-weight="normal" style:letter-kerning="true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bdb6" loext:opacity="100%" style:text-outline="false" style:text-line-through-style="none" style:text-line-through-type="none" style:font-name="JetBrains Mono1" fo:font-size="11.5pt" fo:text-shadow="none" style:text-underline-style="none" fo:font-weight="normal" style:letter-kerning="true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29668" loext:opacity="100%" style:text-outline="false" style:text-line-through-style="none" style:text-line-through-type="none" style:font-name="JetBrains Mono1" fo:font-size="11.5pt" fo:text-shadow="none" style:text-underline-style="none" fo:font-weight="normal" style:letter-kerning="true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2a6ff" loext:opacity="100%" style:text-outline="false" style:text-line-through-style="none" style:text-line-through-type="none" style:font-name="JetBrains Mono1" fo:font-size="11.5pt" fo:text-shadow="none" style:text-underline-style="none" fo:font-weight="normal" style:letter-kerning="true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a8a87" loext:opacity="100%" style:text-outline="false" style:text-line-through-style="none" style:text-line-through-type="none" style:font-name="JetBrains Mono1" fo:font-size="11.5pt" fo:text-shadow="none" style:text-underline-style="none" fo:font-weight="normal" style:letter-kerning="true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36a72" loext:opacity="100%" style:text-outline="false" style:text-line-through-style="none" style:text-line-through-type="none" style:font-name="JetBrains Mono1" fo:font-size="11.5pt" fo:font-style="italic" fo:text-shadow="none" style:text-underline-style="none" fo:font-weight="normal" style:letter-kerning="true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8f40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06e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fbdb6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2a6ff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29668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a8a87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b454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9197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aad94c" loext:opacity="100%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Типы данных JS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Типы данных JS</text:p>
          </draw:text-box>
        </draw:frame>
        <draw:frame presentation:style-name="pr2" draw:text-style-name="P2" draw:layer="layout" svg:width="10.1cm" svg:height="2.533cm" svg:x="1.4cm" svg:y="3.076cm" presentation:class="subtitle" presentation:user-transformed="true">
          <draw:text-box>
            <text:p><text:span text:style-name="T1">Простые Типы</text:span></text:p>
          </draw:text-box>
        </draw:frame>
        <draw:frame presentation:style-name="pr3" draw:text-style-name="P3" draw:layer="layout" svg:width="8cm" svg:height="2.315cm" svg:x="12.5cm" svg:y="3.185cm">
          <draw:text-box>
            <text:p><text:span text:style-name="T2">Объекты</text:span></text:p>
          </draw:text-box>
        </draw:frame>
        <draw:frame presentation:style-name="pr4" draw:text-style-name="P3" draw:layer="layout" svg:width="10.1cm" svg:height="3.799cm" svg:x="8.5cm" svg:y="11.5cm">
          <draw:text-box>
            <text:p><text:span text:style-name="T2">Для добавления </text:span><text:span text:style-name="T2">текста щёлкните </text:span><text:span text:style-name="T2">мышью</text:span></text:p>
          </draw:text-box>
        </draw:frame>
        <draw:frame draw:style-name="gr1" draw:text-style-name="P4" draw:layer="layout" svg:width="7.661cm" svg:height="5.939cm" svg:x="1.839cm" svg:y="6cm">
          <draw:text-box>
            <text:p><text:span text:style-name="T3">Числа 1,2,3</text:span></text:p>
            <text:p><text:span text:style-name="T3">Строки «string», «name»</text:span></text:p>
            <text:p><text:span text:style-name="T3">Логические (boolean)</text:span></text:p>
            <text:p><text:span text:style-name="T3">true/false</text:span></text:p>
            <text:p><text:span text:style-name="T3">null</text:span></text:p>
            <text:p><text:span text:style-name="T3">undefined</text:span></text:p>
            <text:p><text:span text:style-name="T3">Symbol</text:span></text:p>
            <text:p><text:span text:style-name="T3">BigInt </text:span></text:p>
          </draw:text-box>
        </draw:frame>
        <draw:frame draw:style-name="gr2" draw:text-style-name="P4" draw:layer="layout" svg:width="7.512cm" svg:height="3.806cm" svg:x="13.988cm" svg:y="7.694cm">
          <draw:text-box>
            <text:p><text:span text:style-name="T3">Массивы [ ]</text:span></text:p>
            <text:p><text:span text:style-name="T3">Функции function</text:span></text:p>
            <text:p><text:span text:style-name="T3">Объекты Даты</text:span></text:p>
            <text:p><text:span text:style-name="T3">Регулярные выражения</text:span></text:p>
            <text:p><text:span text:style-name="T3">Ошибки</text:span></text:p>
          </draw:text-box>
        </draw:frame>
        <draw:frame draw:style-name="gr3" draw:text-style-name="P4" draw:layer="layout" svg:width="4.816cm" svg:height="0.962cm" svg:x="14cm" svg:y="6cm">
          <draw:text-box>
            <text:p><text:span text:style-name="T3">Спец.Объекты</text:span></text:p>
          </draw:text-box>
        </draw:frame>
        <draw:frame draw:style-name="gr4" draw:text-style-name="P4" draw:layer="layout" svg:width="5.963cm" svg:height="0.962cm" svg:x="21.537cm" svg:y="6.038cm">
          <draw:text-box>
            <text:p><text:span text:style-name="T3">Обычные объекты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ераторы" draw:style-name="dp1" draw:master-page-name="Обычный" presentation:presentation-page-layout-name="AL2T1">
        <draw:frame presentation:style-name="pr6" draw:text-style-name="P1" draw:layer="layout" svg:width="25.199cm" svg:height="1.423cm" svg:x="1.4cm" svg:y="0.215cm" presentation:class="title" presentation:user-transformed="true">
          <draw:text-box>
            <text:p><text:span text:style-name="T4">Операторы</text:span></text:p>
          </draw:text-box>
        </draw:frame>
        <draw:frame draw:style-name="gr6" draw:text-style-name="P7" draw:layer="layout" svg:width="16.5cm" svg:height="1.111cm" svg:x="1.4cm" svg:y="1.801cm">
          <draw:text-box>
            <text:p text:style-name="P6"><text:span text:style-name="T5">incr++; // инкримент (выводит старое </text:span><text:span text:style-name="T5">значение сначала ) постфиксный </text:span><text:span text:style-name="T5"><text:line-break/></text:span><text:span text:style-name="T5">decr--; // декримент (выводит старое </text:span><text:span text:style-name="T5">значение сначала)</text:span></text:p>
          </draw:text-box>
        </draw:frame>
        <draw:frame draw:style-name="gr7" draw:text-style-name="P9" draw:layer="layout" svg:width="8.931cm" svg:height="1.361cm" svg:x="1.069cm" svg:y="3.139cm">
          <draw:text-box>
            <text:p><text:span text:style-name="T6">++inct (</text:span><text:span text:style-name="T7">увеличение на 1</text:span><text:span text:style-name="T8">) // префиксный</text:span></text:p>
            <text:p text:style-name="P8"><text:span text:style-name="T6">--decr (</text:span><text:span text:style-name="T7">уменьшение на 1</text:span><text:span text:style-name="T8">) // префиксный</text:span></text:p>
          </draw:text-box>
        </draw:frame>
        <draw:frame draw:style-name="gr8" draw:text-style-name="P9" draw:layer="layout" svg:width="8cm" svg:height="2cm" svg:x="2cm" svg:y="5cm">
          <draw:text-box>
            <text:p><text:span text:style-name="T8">% <text:s/>- остаток от деления</text:span></text:p>
            <text:p><text:span text:style-name="T8">== <text:s/>равенство по значению</text:span></text:p>
            <text:p><text:span text:style-name="T8">=== строгое равенство по типу </text:span></text:p>
          </draw:text-box>
        </draw:frame>
        <draw:frame draw:style-name="gr9" draw:text-style-name="P10" draw:layer="layout" svg:width="26.5cm" svg:height="2.471cm" svg:x="1.5cm" svg:y="7cm">
          <draw:text-box>
            <text:p><text:span text:style-name="T8">&amp;&amp; «И» - возвращает первое ложное </text:span><text:span text:style-name="T8">значение. Если выполняются оба </text:span><text:span text:style-name="T8">условия тогда true. И выводит </text:span><text:span text:style-name="T8">последнее true <text:s/></text:span><text:span text:style-name="T8"><text:tab/></text:span><text:span text:style-name="T8"><text:tab/></text:span></text:p>
            <text:p><text:span text:style-name="T8"><text:tab/></text:span><text:span text:style-name="T8"><text:tab/></text:span><text:span text:style-name="T8">Имеет высший приоритет </text:span><text:span text:style-name="T8">над ИЛИ</text:span></text:p>
            <text:p><text:span text:style-name="T8"><text:s text:c="2"/></text:span><text:span text:style-name="T8">|| <text:s/>«ИЛИ» - возвращает true если хоть </text:span><text:span text:style-name="T8">одно условие true <text:s text:c="2"/></text:span></text:p>
          </draw:text-box>
        </draw:frame>
        <draw:frame draw:style-name="gr10" draw:text-style-name="P9" draw:layer="layout" svg:width="11cm" svg:height="2.337cm" svg:x="2cm" svg:y="9.163cm">
          <draw:text-box>
            <text:p><text:span text:style-name="T8">Тернарный оператор:</text:span></text:p>
            <text:p text:style-name="P8"><text:span text:style-name="T9">(4 == 4) ? console.log(«Ok») : </text:span><text:span text:style-name="T10">console.log(«No»)</text:span></text:p>
            <text:p text:style-name="P8"><text:span text:style-name="T10">(условие) ? Выполнение1 : выполнение2</text:span></text:p>
            <text:p text:style-name="P11"><text:span text:style-name="T11"/></text:p>
          </draw:text-box>
        </draw:frame>
        <draw:frame draw:style-name="gr11" draw:text-style-name="P12" draw:layer="layout" svg:width="8.02cm" svg:height="7.949cm" svg:x="1.98cm" svg:y="11.051cm">
          <draw:text-box>
            <text:p><text:span text:style-name="T12">Switch:</text:span></text:p>
            <text:p text:style-name="P11"><text:span text:style-name="T13">const </text:span><text:span text:style-name="T14">num </text:span><text:span text:style-name="T15">= </text:span><text:span text:style-name="T16">50</text:span><text:span text:style-name="T17">;</text:span><text:span text:style-name="T17"><text:line-break/></text:span><text:span text:style-name="T18">// проверяет на строгое сравнение</text:span><text:span text:style-name="T18"><text:line-break/></text:span><text:span text:style-name="T19">switch </text:span><text:span text:style-name="T20">(</text:span><text:span text:style-name="T21">num</text:span><text:span text:style-name="T20">) {</text:span><text:span text:style-name="T20"><text:line-break/></text:span><text:span text:style-name="T20"> <text:s text:c="3"/></text:span><text:span text:style-name="T19">case </text:span><text:span text:style-name="T22">49</text:span><text:span text:style-name="T23">:</text:span><text:span text:style-name="T23"><text:line-break/></text:span><text:span text:style-name="T23"> <text:s text:c="7"/></text:span><text:span text:style-name="T21">console</text:span><text:span text:style-name="T24">.</text:span><text:span text:style-name="T25">log</text:span><text:span text:style-name="T26">(</text:span><text:span text:style-name="T27">'Неверно'</text:span><text:span text:style-name="T26">)</text:span><text:span text:style-name="T24">;</text:span><text:span text:style-name="T24"><text:line-break/></text:span><text:span text:style-name="T24"> <text:s text:c="7"/></text:span><text:span text:style-name="T19">break</text:span><text:span text:style-name="T24">;</text:span><text:span text:style-name="T24"><text:line-break/></text:span><text:span text:style-name="T24"> <text:s text:c="3"/></text:span><text:span text:style-name="T19">case </text:span><text:span text:style-name="T22">100</text:span><text:span text:style-name="T23">:</text:span><text:span text:style-name="T23"><text:line-break/></text:span><text:span text:style-name="T23"> <text:s text:c="7"/></text:span><text:span text:style-name="T21">console</text:span><text:span text:style-name="T24">.</text:span><text:span text:style-name="T25">log</text:span><text:span text:style-name="T26">(</text:span><text:span text:style-name="T27">'Неверно'</text:span><text:span text:style-name="T26">)</text:span><text:span text:style-name="T24">;</text:span><text:span text:style-name="T24"><text:line-break/></text:span><text:span text:style-name="T24"> <text:s text:c="7"/></text:span><text:span text:style-name="T19">break</text:span><text:span text:style-name="T24">;</text:span><text:span text:style-name="T24"><text:line-break/></text:span><text:span text:style-name="T24"> <text:s text:c="3"/></text:span><text:span text:style-name="T19">case </text:span><text:span text:style-name="T22">50</text:span><text:span text:style-name="T23">:</text:span><text:span text:style-name="T23"><text:line-break/></text:span><text:span text:style-name="T23"> <text:s text:c="7"/></text:span><text:span text:style-name="T21">console</text:span><text:span text:style-name="T24">.</text:span><text:span text:style-name="T25">log</text:span><text:span text:style-name="T26">(</text:span><text:span text:style-name="T27">'Ok'</text:span><text:span text:style-name="T26">)</text:span><text:span text:style-name="T24">;</text:span><text:span text:style-name="T24"><text:line-break/></text:span><text:span text:style-name="T24"> <text:s text:c="7"/></text:span><text:span text:style-name="T19">break</text:span><text:span text:style-name="T24">;</text:span><text:span text:style-name="T24"><text:line-break/></text:span><text:span text:style-name="T24"> <text:s text:c="3"/></text:span><text:span text:style-name="T19">default</text:span><text:span text:style-name="T23">:</text:span><text:span text:style-name="T23"><text:line-break/></text:span><text:span text:style-name="T23"> <text:s text:c="7"/></text:span><text:span text:style-name="T21">console</text:span><text:span text:style-name="T24">.</text:span><text:span text:style-name="T25">log</text:span><text:span text:style-name="T26">(</text:span><text:span text:style-name="T27">'Не в этот раз'</text:span><text:span text:style-name="T26">)</text:span><text:span text:style-name="T24">;</text:span><text:span text:style-name="T24"><text:line-break/></text:span><text:span text:style-name="T20">}</text:span></text:p>
          </draw:text-box>
        </draw:frame>
        <draw:frame draw:style-name="gr12" draw:text-style-name="P12" draw:layer="layout" svg:width="9.468cm" svg:height="4.149cm" svg:x="11.5cm" svg:y="11.5cm">
          <draw:text-box>
            <text:p><text:span text:style-name="T28">5 сущностей которые всегда false:</text:span></text:p>
            <text:p><text:span text:style-name="T29">0</text:span></text:p>
            <text:p><text:span text:style-name="T29">«»</text:span></text:p>
            <text:p><text:span text:style-name="T29">Null</text:span></text:p>
            <text:p><text:span text:style-name="T29">Undefaned</text:span></text:p>
            <text:p><text:span text:style-name="T29">NaN</text:span></text:p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иклы" draw:style-name="dp1" draw:master-page-name="Обычный" presentation:presentation-page-layout-name="AL2T1">
        <draw:frame presentation:style-name="pr7" draw:text-style-name="P13" draw:layer="layout" svg:width="25.199cm" svg:height="1.102cm" svg:x="1.4cm" svg:y="0.513cm" presentation:class="title" presentation:user-transformed="true">
          <draw:text-box>
            <text:p><text:span text:style-name="T30">Циклы</text:span></text:p>
          </draw:text-box>
        </draw:frame>
        <draw:frame presentation:style-name="pr8" draw:text-style-name="P1" draw:layer="layout" svg:width="25.199cm" svg:height="2.319cm" svg:x="1.4cm" svg:y="10.5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Функции" draw:style-name="dp1" draw:master-page-name="Обычный" presentation:presentation-page-layout-name="AL2T1">
        <draw:frame presentation:style-name="pr10" draw:text-style-name="P14" draw:layer="layout" svg:width="25.199cm" svg:height="1.102cm" svg:x="1.301cm" svg:y="0cm" presentation:class="title" presentation:user-transformed="true">
          <draw:text-box>
            <text:p><text:span text:style-name="T30">Functions </text:span></text:p>
          </draw:text-box>
        </draw:frame>
        <draw:frame presentation:style-name="pr8" draw:layer="layout" svg:width="25.199cm" svg:height="1.819cm" svg:x="1.4cm" svg:y="11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1:46:01.517977830</meta:creation-date>
    <dc:date>2024-07-01T17:15:18.896069650</dc:date>
    <meta:editing-duration>PT11H22M35S</meta:editing-duration>
    <meta:editing-cycles>4</meta:editing-cycles>
    <meta:generator>LibreOffice/7.3.7.2$Linux_X86_64 LibreOffice_project/30$Build-2</meta:generator>
    <meta:document-statistic meta:object-count="49"/>
  </office:meta>
</office:document-meta>
</file>